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Normal" style:family="paragraph">
      <style:text-properties fo:font-weight="bold" style:font-weight-asian="bold" style:font-weight-complex="bold"/>
    </style:style>
    <style:style style:name="P9" style:parent-style-name="Normal" style:family="paragraph">
      <style:text-properties fo:font-weight="bold" style:font-weight-asian="bold" style:font-weight-complex="bold"/>
    </style:style>
    <style:style style:name="P10" style:parent-style-name="Normal" style:family="paragraph">
      <style:text-properties fo:font-weight="bold" style:font-weight-asian="bold" style:font-weight-complex="bold"/>
    </style:style>
    <style:style style:name="P11" style:parent-style-name="Normal" style:family="paragraph">
      <style:text-properties fo:font-weight="bold" style:font-weight-asian="bold" style:font-weight-complex="bold"/>
    </style:style>
    <style:style style:name="P12" style:parent-style-name="Normal" style:family="paragraph">
      <style:text-properties fo:font-weight="bold" style:font-weight-asian="bold" style:font-weight-complex="bold"/>
    </style:style>
    <style:style style:name="P13" style:parent-style-name="Normal" style:family="paragraph">
      <style:text-properties fo:font-weight="bold" style:font-weight-asian="bold" style:font-weight-complex="bold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P15" style:parent-style-name="ListParagraph" style:list-style-name="LFO1" style:family="paragraph"/>
    <style:style style:name="T16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17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18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19" style:parent-style-name="Normal" style:family="paragraph"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20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21" style:parent-style-name="DefaultParagraphFont" style:family="text">
      <style:text-properties fo:font-weight="bold" style:font-weight-asian="bold" style:font-weight-complex="bold"/>
    </style:style>
    <style:style style:name="T22" style:parent-style-name="DefaultParagraphFont" style:family="text">
      <style:text-properties fo:font-weight="bold" style:font-weight-asian="bold" style:font-weight-complex="bold"/>
    </style:style>
    <style:style style:name="T23" style:parent-style-name="DefaultParagraphFont" style:family="text">
      <style:text-properties fo:font-weight="bold" style:font-weight-asian="bold" style:font-weight-complex="bold"/>
    </style:style>
    <style:style style:name="T24" style:parent-style-name="DefaultParagraphFont" style:family="text">
      <style:text-properties fo:font-weight="bold" style:font-weight-asian="bold" style:font-weight-complex="bold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Normal" style:family="paragraph">
      <style:text-properties fo:font-weight="bold" style:font-weight-asian="bold" style:font-weight-complex="bold"/>
    </style:style>
    <style:style style:name="P27" style:parent-style-name="Normal" style:family="paragraph">
      <style:text-properties fo:font-weight="bold" style:font-weight-asian="bold" style:font-weight-complex="bold"/>
    </style:style>
    <style:style style:name="P28" style:parent-style-name="Normal" style:family="paragraph">
      <style:text-properties fo:font-weight="bold" style:font-weight-asian="bold" style:font-weight-complex="bold"/>
    </style:style>
    <style:style style:name="P29" style:parent-style-name="Normal" style:family="paragraph">
      <style:text-properties fo:font-weight="bold" style:font-weight-asian="bold" style:font-weight-complex="bold"/>
    </style:style>
    <style:style style:name="P30" style:parent-style-name="Normal" style:family="paragraph">
      <style:text-properties fo:font-weight="bold" style:font-weight-asian="bold" style:font-weight-complex="bold"/>
    </style:style>
    <style:style style:name="P31" style:parent-style-name="Normal" style:family="paragraph">
      <style:text-properties fo:font-weight="bold" style:font-weight-asian="bold" style:font-weight-complex="bold"/>
    </style:style>
    <style:style style:name="P32" style:parent-style-name="Normal" style:family="paragraph">
      <style:text-properties fo:font-weight="bold" style:font-weight-asian="bold" style:font-weight-complex="bold"/>
    </style:style>
    <style:style style:name="P33" style:parent-style-name="ListParagraph" style:list-style-name="LFO2" style:family="paragraph"/>
    <style:style style:name="T34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35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36" style:parent-style-name="DefaultParagraphFont" style:family="text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Production:</text:p>
      <text:p text:style-name="P2">-Mail report and exception format:</text:p>
      <text:p text:style-name="Normal"/>
      <text:p text:style-name="Normal"><text:span text:style-name="T3">Mail To</text:span>: Report email Address</text:p>
      <text:p text:style-name="Normal"/>
      <text:p text:style-name="Normal"><text:span text:style-name="T4">Mail From</text:span>: From email Address (providers@oncospark.com , donotreply@outamation.com)</text:p>
      <text:p text:style-name="Normal"/>
      <text:p text:style-name="Normal"><text:span text:style-name="T5">Subject for report</text:span>:<text:s/></text:p>
      <text:p text:style-name="Normal">"Prod | Report | Practicename | "+Now.Date.ToShortDateString.Replace("/","")</text:p>
      <text:p text:style-name="Normal"/>
      <text:p text:style-name="Normal"><text:span text:style-name="T6">Subject for exception</text:span><text:s/>:<text:s/></text:p>
      <text:p text:style-name="Normal">"Prod | Exception | Practicename | ACnumber:ORG-445790 | "+Now.Date.ToShortDateString.Replace("/","")</text:p>
      <text:p text:style-name="Normal"/>
      <text:p text:style-name="Normal"><text:span text:style-name="T7">Body for report :</text:span></text:p>
      <text:p text:style-name="Normal"/>
      <text:p text:style-name="Normal">"&lt;html&gt;</text:p>
      <text:p text:style-name="Normal">&lt;body&gt;</text:p>
      <text:p text:style-name="Normal">Hi, &lt;br/&gt;</text:p>
      <text:p text:style-name="Normal">&lt;p&gt;Please find the attached report For "+PractiseName+" Process&lt;/p&gt;&lt;br/&gt;</text:p>
      <text:p text:style-name="Normal">Regards,&lt;br/&gt;</text:p>
      <text:p text:style-name="Normal">RPA - OUTAMATION.</text:p>
      <text:p text:style-name="Normal">&lt;/body&gt;</text:p>
      <text:p text:style-name="Normal">&lt;/html&gt;"</text:p>
      <text:p text:style-name="Normal"/>
      <text:p text:style-name="P8"/>
      <text:p text:style-name="P9"/>
      <text:p text:style-name="P10"/>
      <text:p text:style-name="P11"/>
      <text:p text:style-name="P12"/>
      <text:p text:style-name="P13"/>
      <text:soft-page-break/>
      <text:p text:style-name="P14">Body for Exception:<text:s/></text:p>
      <text:list text:style-name="LFO1" text:continue-numbering="true">
        <text:list-item>
          <text:p text:style-name="P15"><text:span text:style-name="T16">Business &amp; Technical</text:span>:</text:p>
        </text:list-item>
      </text:list>
      <text:p text:style-name="ListParagraph"/>
      <text:p text:style-name="Normal">"&lt;html&gt;</text:p>
      <text:p text:style-name="Normal">&lt;body&gt;</text:p>
      <text:p text:style-name="Normal">Hi, &lt;br/&gt;</text:p>
      <text:p text:style-name="Normal">Some error found while running the process.&lt;br/&gt;&lt;br/&gt;</text:p>
      <text:p text:style-name="Normal">Exception Message : "+ errorInfo.Exception.ToString <text:s/>+"&lt;br/&gt;&lt;br/&gt;</text:p>
      <text:p text:style-name="Normal">Bot will start by itself.&lt;br/&gt;&lt;br/&gt;</text:p>
      <text:p text:style-name="Normal">Regards,&lt;br/&gt;</text:p>
      <text:p text:style-name="Normal">RPA - OUTAMATION.</text:p>
      <text:p text:style-name="Normal">&lt;/body&gt;</text:p>
      <text:p text:style-name="Normal">&lt;/html&gt;"</text:p>
      <text:p text:style-name="Normal"/>
      <text:p text:style-name="Normal"/>
      <text:p text:style-name="Normal"/>
      <text:p text:style-name="Normal">2) <text:s text:c="2"/><text:span text:style-name="T17">Database connection</text:span>:</text:p>
      <text:p text:style-name="Normal">"&lt;html&gt;</text:p>
      <text:p text:style-name="Normal">&lt;body&gt;</text:p>
      <text:p text:style-name="Normal">Hi, &lt;br/&gt;</text:p>
      <text:p text:style-name="Normal">Some error found while running the process due to Database connection issue.&lt;br/&gt;&lt;br/&gt;</text:p>
      <text:p text:style-name="Normal">Exception Message : "+Exception+"&lt;br/&gt;&lt;br/&gt;</text:p>
      <text:p text:style-name="Normal">You have to run this bot after 30 minutes.&lt;br/&gt;&lt;br/&gt;</text:p>
      <text:p text:style-name="Normal">Regards,&lt;br/&gt;</text:p>
      <text:p text:style-name="Normal">RPA - OUTAMATION.</text:p>
      <text:p text:style-name="Normal">&lt;/body&gt;</text:p>
      <text:p text:style-name="Normal">&lt;/html&gt;"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3) <text:s text:c="2"/><text:span text:style-name="T18">Stop bot Exception</text:span>:</text:p>
      <text:p text:style-name="Normal">"&lt;html&gt;</text:p>
      <text:p text:style-name="Normal">&lt;body&gt;</text:p>
      <text:p text:style-name="Normal">Hi, &lt;br/&gt;</text:p>
      <text:p text:style-name="Normal">We have found same error 5 times while running the bot. Please check manually.&lt;br/&gt;</text:p>
      <text:p text:style-name="Normal">&lt;p&gt;Exception Message : "+ Exception+"&lt;/p&gt;&lt;br/&gt;</text:p>
      <text:p text:style-name="Normal">Regards,&lt;br/&gt;</text:p>
      <text:p text:style-name="Normal">RPA - OUTAMATION.</text:p>
      <text:p text:style-name="Normal">&lt;/body&gt;</text:p>
      <text:p text:style-name="Normal">&lt;/html&gt;"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P19">UAT:</text:p>
      <text:p text:style-name="P20">-Mail report and exception format:</text:p>
      <text:p text:style-name="Normal"/>
      <text:p text:style-name="Normal"><text:span text:style-name="T21">Mail To</text:span>: Report Mail Address</text:p>
      <text:p text:style-name="Normal"/>
      <text:p text:style-name="Normal"><text:span text:style-name="T22">Mail From</text:span>: From Mail Address (providers@oncospark.com , donotreply@outamation.com)</text:p>
      <text:p text:style-name="Normal"/>
      <text:p text:style-name="Normal"><text:span text:style-name="T23">Subject for report</text:span>:<text:s/></text:p>
      <text:p text:style-name="Normal">"UAT | Report | Practicename | "+Now.Date.ToShortDateString.Replace("/","")</text:p>
      <text:p text:style-name="Normal"/>
      <text:p text:style-name="Normal"><text:span text:style-name="T24">Subject for exception</text:span><text:s/>:<text:s/></text:p>
      <text:p text:style-name="Normal">"UAT | Exception | Practicename | ACnumber:ORG-445790 | "+Now.Date.ToShortDateString.Replace("/","")</text:p>
      <text:p text:style-name="Normal"/>
      <text:p text:style-name="Normal"><text:span text:style-name="T25">Body for report :</text:span></text:p>
      <text:p text:style-name="Normal"/>
      <text:p text:style-name="Normal">"&lt;html&gt;</text:p>
      <text:p text:style-name="Normal">&lt;body&gt;</text:p>
      <text:p text:style-name="Normal">Hi, &lt;br/&gt;</text:p>
      <text:p text:style-name="Normal">&lt;p&gt;Please find the attached report For "+PractiseName+" Process&lt;/p&gt;&lt;br/&gt;</text:p>
      <text:p text:style-name="Normal">Regards,&lt;br/&gt;</text:p>
      <text:p text:style-name="Normal">RPA - OUTAMATION.</text:p>
      <text:p text:style-name="Normal">&lt;/body&gt;</text:p>
      <text:p text:style-name="Normal">&lt;/html&gt;"</text:p>
      <text:p text:style-name="Normal"/>
      <text:p text:style-name="P26"/>
      <text:p text:style-name="P27"/>
      <text:p text:style-name="P28"/>
      <text:p text:style-name="P29"/>
      <text:p text:style-name="P30"/>
      <text:p text:style-name="P31"/>
      <text:soft-page-break/>
      <text:p text:style-name="P32">Body for Exception:<text:s/></text:p>
      <text:list text:style-name="LFO2" text:continue-numbering="true">
        <text:list-item>
          <text:p text:style-name="P33"><text:span text:style-name="T34">Business &amp; Technical</text:span>:</text:p>
        </text:list-item>
      </text:list>
      <text:p text:style-name="ListParagraph"/>
      <text:p text:style-name="Normal">"&lt;html&gt;</text:p>
      <text:p text:style-name="Normal">&lt;body&gt;</text:p>
      <text:p text:style-name="Normal">Hi, &lt;br/&gt;</text:p>
      <text:p text:style-name="Normal">Some error found while running the process.&lt;br/&gt;&lt;br/&gt;</text:p>
      <text:p text:style-name="Normal">Exception Message : "+ errorInfo.Exception.ToString <text:s/>+"&lt;br/&gt;&lt;br/&gt;</text:p>
      <text:p text:style-name="Normal">Bot will start by itself.&lt;br/&gt;&lt;br/&gt;</text:p>
      <text:p text:style-name="Normal">Regards,&lt;br/&gt;</text:p>
      <text:p text:style-name="Normal">RPA - OUTAMATION.</text:p>
      <text:p text:style-name="Normal">&lt;/body&gt;</text:p>
      <text:p text:style-name="Normal">&lt;/html&gt;"</text:p>
      <text:p text:style-name="Normal"/>
      <text:p text:style-name="Normal"/>
      <text:p text:style-name="Normal"/>
      <text:p text:style-name="Normal">2) <text:s text:c="2"/><text:span text:style-name="T35">Database connection</text:span>:</text:p>
      <text:p text:style-name="Normal">"&lt;html&gt;</text:p>
      <text:p text:style-name="Normal">&lt;body&gt;</text:p>
      <text:p text:style-name="Normal">Hi, &lt;br/&gt;</text:p>
      <text:p text:style-name="Normal">Some error found while running the process due to Database connection issue.&lt;br/&gt;&lt;br/&gt;</text:p>
      <text:p text:style-name="Normal">Exception Message : "+Exception+"&lt;br/&gt;&lt;br/&gt;</text:p>
      <text:p text:style-name="Normal">You have to run this bot after 30 minutes.&lt;br/&gt;&lt;br/&gt;</text:p>
      <text:p text:style-name="Normal">Regards,&lt;br/&gt;</text:p>
      <text:p text:style-name="Normal">RPA - OUTAMATION.</text:p>
      <text:p text:style-name="Normal">&lt;/body&gt;</text:p>
      <text:p text:style-name="Normal">&lt;/html&gt;"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3) <text:s text:c="2"/><text:span text:style-name="T36">Stop bot Exception</text:span>:</text:p>
      <text:p text:style-name="Normal">"&lt;html&gt;</text:p>
      <text:p text:style-name="Normal">&lt;body&gt;</text:p>
      <text:p text:style-name="Normal">Hi, &lt;br/&gt;</text:p>
      <text:p text:style-name="Normal">We have found same error 5 times while running the bot. Please check manually.&lt;br/&gt;</text:p>
      <text:p text:style-name="Normal">&lt;p&gt;Exception Message : "+ Exception+"&lt;/p&gt;&lt;br/&gt;</text:p>
      <text:p text:style-name="Normal">Regards,&lt;br/&gt;</text:p>
      <text:p text:style-name="Normal">RPA - OUTAMATION.</text:p>
      <text:p text:style-name="Normal">&lt;/body&gt;</text:p>
      <text:p text:style-name="Normal">&lt;/html&gt;"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Krupa Patel</meta:initial-creator>
    <dc:creator>Krupa Patel</dc:creator>
    <meta:creation-date>2024-07-18T09:41:00Z</meta:creation-date>
    <dc:date>2024-07-18T10:53:00Z</dc:date>
    <meta:template xlink:href="Normal" xlink:type="simple"/>
    <meta:editing-cycles>3</meta:editing-cycles>
    <meta:editing-duration>PT1140S</meta:editing-duration>
    <meta:document-statistic meta:page-count="6" meta:paragraph-count="5" meta:word-count="407" meta:character-count="2727" meta:row-count="19" meta:non-whitespace-character-count="2325"/>
  </office:meta>
</office:document-meta>
</file>